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27c12" officeooo:paragraph-rsid="00127c1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c12" officeooo:paragraph-rsid="00127c12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P SPOOFING</text:p>
      <text:p text:style-name="P2"/>
      <text:p text:style-name="P2">1) <text:tab/>&lt;sudo -i&gt;</text:p>
      <text:p text:style-name="P2"><text:tab/>&lt;apt-get update&gt;</text:p>
      <text:p text:style-name="P2"><text:tab/>&lt;apt-get install dsniff&gt;</text:p>
      <text:p text:style-name="P2">2) use &lt;netdiscover&gt; to know the victim ip address</text:p>
      <text:p text:style-name="P2">3) allow your linux machine to forward packets on behalf of other machines by enabling IP forwarding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7:56:20.037764279</meta:creation-date>
    <dc:date>2023-09-28T08:00:30.973356826</dc:date>
    <meta:editing-duration>PT4M11S</meta:editing-duration>
    <meta:editing-cycles>1</meta:editing-cycles>
    <meta:document-statistic meta:table-count="0" meta:image-count="0" meta:object-count="0" meta:page-count="1" meta:paragraph-count="6" meta:word-count="36" meta:character-count="217" meta:non-whitespace-character-count="184"/>
    <meta:generator>LibreOffice/7.3.7.2$Linux_X86_64 LibreOffice_project/30$Build-2</meta:generator>
  </office:meta>
</office:document-meta>
</file>